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测试记录" style:family="table">
      <style:table-properties style:width="17cm" table:align="margins"/>
    </style:style>
    <style:style style:name="测试记录.A" style:family="table-column">
      <style:table-column-properties style:column-width="2.833cm" style:rel-column-width="10922*"/>
    </style:style>
    <style:style style:name="测试记录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测试记录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测试记录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测试记录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6852" officeooo:paragraph-rsid="000168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c7de" officeooo:paragraph-rsid="0001c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239e" officeooo:paragraph-rsid="000223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93b" officeooo:paragraph-rsid="000419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16852"/>
    </style:style>
    <style:style style:name="T2" style:family="text">
      <style:text-properties officeooo:rsid="0004193b"/>
    </style:style>
    <style:style style:name="T3" style:family="text">
      <style:text-properties officeooo:rsid="0005e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测试记录" table:style-name="测试记录" table:template-name="Default Style">
        <table:table-column table:style-name="测试记录.A" table:number-columns-repeated="6"/>
        <table:table-row>
          <table:table-cell table:style-name="测试记录.A1" office:value-type="string">
            <text:p text:style-name="P1"/>
          </table:table-cell>
          <table:table-cell table:style-name="测试记录.A1" office:value-type="string">
            <text:p text:style-name="P1">益达</text:p>
          </table:table-cell>
          <table:table-cell table:style-name="测试记录.A1" office:value-type="string">
            <text:p text:style-name="P1">果蔬</text:p>
          </table:table-cell>
          <table:table-cell table:style-name="测试记录.A1" office:value-type="string">
            <text:p text:style-name="P1">c酷</text:p>
          </table:table-cell>
          <table:table-cell table:style-name="测试记录.A1" office:value-type="string">
            <text:p text:style-name="P1">乳酸菌</text:p>
          </table:table-cell>
          <table:table-cell table:style-name="测试记录.F1" office:value-type="string">
            <text:p text:style-name="P1">陈皮丹</text:p>
          </table:table-cell>
        </table:table-row>
        <table:table-row>
          <table:table-cell table:style-name="测试记录.A2" office:value-type="string">
            <text:p text:style-name="P1">益达</text:p>
          </table:table-cell>
          <table:table-cell table:style-name="测试记录.A2" office:value-type="string">
            <text:p text:style-name="P1"/>
          </table:table-cell>
          <table:table-cell table:style-name="测试记录.A2" office:value-type="string">
            <text:p text:style-name="P1">1/<text:span text:style-name="T1">1</text:span></text:p>
          </table:table-cell>
          <table:table-cell table:style-name="测试记录.A2" office:value-type="string">
            <text:p text:style-name="P2">1/1</text:p>
          </table:table-cell>
          <table:table-cell table:style-name="测试记录.A2" office:value-type="string">
            <text:p text:style-name="P2">1/1</text:p>
          </table:table-cell>
          <table:table-cell table:style-name="测试记录.F2" office:value-type="string">
            <text:p text:style-name="P2">1/1</text:p>
          </table:table-cell>
        </table:table-row>
        <table:table-row>
          <table:table-cell table:style-name="测试记录.A2" office:value-type="string">
            <text:p text:style-name="P1">果蔬</text:p>
          </table:table-cell>
          <table:table-cell table:style-name="测试记录.A2" office:value-type="string">
            <text:p text:style-name="P4"><text:span text:style-name="T2">1</text:span>/<text:span text:style-name="T3">3</text:span></text:p>
          </table:table-cell>
          <table:table-cell table:style-name="测试记录.A2" office:value-type="string">
            <text:p text:style-name="P1"/>
          </table:table-cell>
          <table:table-cell table:style-name="测试记录.A2" office:value-type="string">
            <text:p text:style-name="P2">1/1</text:p>
          </table:table-cell>
          <table:table-cell table:style-name="测试记录.A2" office:value-type="string">
            <text:p text:style-name="P2">1/1</text:p>
          </table:table-cell>
          <table:table-cell table:style-name="测试记录.F2" office:value-type="string">
            <text:p text:style-name="P2">1/1</text:p>
          </table:table-cell>
        </table:table-row>
        <table:table-row>
          <table:table-cell table:style-name="测试记录.A2" office:value-type="string">
            <text:p text:style-name="P1">c酷</text:p>
          </table:table-cell>
          <table:table-cell table:style-name="测试记录.A2" office:value-type="string">
            <text:p text:style-name="P2">0/<text:span text:style-name="T3">3</text:span></text:p>
          </table:table-cell>
          <table:table-cell table:style-name="测试记录.A2" office:value-type="string">
            <text:p text:style-name="P2">1/1</text:p>
          </table:table-cell>
          <table:table-cell table:style-name="测试记录.A2" office:value-type="string">
            <text:p text:style-name="P1"/>
          </table:table-cell>
          <table:table-cell table:style-name="测试记录.A2" office:value-type="string">
            <text:p text:style-name="P2">1/1</text:p>
          </table:table-cell>
          <table:table-cell table:style-name="测试记录.F2" office:value-type="string">
            <text:p text:style-name="P3">1/1</text:p>
          </table:table-cell>
        </table:table-row>
        <table:table-row>
          <table:table-cell table:style-name="测试记录.A2" office:value-type="string">
            <text:p text:style-name="P1">乳酸菌</text:p>
          </table:table-cell>
          <table:table-cell table:style-name="测试记录.A2" office:value-type="string">
            <text:p text:style-name="P4">0/<text:span text:style-name="T3">4</text:span></text:p>
          </table:table-cell>
          <table:table-cell table:style-name="测试记录.A2" office:value-type="string">
            <text:p text:style-name="P4">1/1</text:p>
          </table:table-cell>
          <table:table-cell table:style-name="测试记录.A2" office:value-type="string">
            <text:p text:style-name="P5">1/1</text:p>
          </table:table-cell>
          <table:table-cell table:style-name="测试记录.A2" office:value-type="string">
            <text:p text:style-name="P1"/>
          </table:table-cell>
          <table:table-cell table:style-name="测试记录.F2" office:value-type="string">
            <text:p text:style-name="P5">1/1</text:p>
          </table:table-cell>
        </table:table-row>
        <table:table-row>
          <table:table-cell table:style-name="测试记录.A2" office:value-type="string">
            <text:p text:style-name="P1">陈皮丹</text:p>
          </table:table-cell>
          <table:table-cell table:style-name="测试记录.A2" office:value-type="string">
            <text:p text:style-name="P4">0/<text:span text:style-name="T2">4</text:span></text:p>
          </table:table-cell>
          <table:table-cell table:style-name="测试记录.A2" office:value-type="string">
            <text:p text:style-name="P5">1/1</text:p>
          </table:table-cell>
          <table:table-cell table:style-name="测试记录.A2" office:value-type="string">
            <text:p text:style-name="P5">1/1</text:p>
          </table:table-cell>
          <table:table-cell table:style-name="测试记录.A2" office:value-type="string">
            <text:p text:style-name="P5">1/1</text:p>
          </table:table-cell>
          <table:table-cell table:style-name="测试记录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5:03:44.605060674</meta:creation-date>
    <dc:date>2024-07-21T19:32:33.744117752</dc:date>
    <meta:editing-duration>PT57M38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30" meta:word-count="44" meta:character-count="84" meta:non-whitespace-character-count="84"/>
  </office:meta>
</office:document-meta>
</file>